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4c8f52" officeooo:paragraph-rsid="0019e5e9"/>
    </style:style>
    <style:style style:name="P2" style:family="paragraph" style:parent-style-name="Standard">
      <style:text-properties style:font-name="Dudu Cyryllic" officeooo:rsid="00db3b56" officeooo:paragraph-rsid="0019e5e9"/>
    </style:style>
    <style:style style:name="P3" style:family="paragraph" style:parent-style-name="Standard">
      <style:text-properties style:font-name="Dudu Cyryllic" officeooo:rsid="004cd45f" officeooo:paragraph-rsid="0019e5e9"/>
    </style:style>
    <style:style style:name="P4" style:family="paragraph" style:parent-style-name="Standard">
      <style:text-properties style:font-name="Dudu Cyryllic" officeooo:rsid="00549e00" officeooo:paragraph-rsid="0019e5e9"/>
    </style:style>
    <style:style style:name="P5" style:family="paragraph" style:parent-style-name="Standard">
      <style:text-properties style:font-name="Dudu Cyryllic" officeooo:rsid="006c9c65" officeooo:paragraph-rsid="0019e5e9"/>
    </style:style>
    <style:style style:name="P6" style:family="paragraph" style:parent-style-name="Standard">
      <style:text-properties officeooo:rsid="004c8f52" officeooo:paragraph-rsid="0019e5e9"/>
    </style:style>
    <style:style style:name="P7" style:family="paragraph" style:parent-style-name="Standard">
      <style:text-properties officeooo:rsid="004cd45f" officeooo:paragraph-rsid="0019e5e9"/>
    </style:style>
    <style:style style:name="P8" style:family="paragraph" style:parent-style-name="Standard">
      <style:text-properties style:font-name="Liberation Serif" fo:font-style="italic" officeooo:rsid="004cd45f" officeooo:paragraph-rsid="0019e5e9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549e00" officeooo:paragraph-rsid="0019e5e9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560b8e" officeooo:paragraph-rsid="0019e5e9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56add3" officeooo:paragraph-rsid="0019e5e9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6c9c65" officeooo:paragraph-rsid="0019e5e9" style:font-style-asian="italic" style:font-style-complex="italic"/>
    </style:style>
    <style:style style:name="P13" style:family="paragraph" style:parent-style-name="Standard">
      <style:text-properties officeooo:rsid="004dde81" officeooo:paragraph-rsid="0019e5e9"/>
    </style:style>
    <style:style style:name="P14" style:family="paragraph" style:parent-style-name="Standard">
      <style:text-properties officeooo:rsid="004fb5bd" officeooo:paragraph-rsid="0019e5e9"/>
    </style:style>
    <style:style style:name="P15" style:family="paragraph" style:parent-style-name="Standard">
      <style:text-properties officeooo:rsid="0052b70b" officeooo:paragraph-rsid="0019e5e9"/>
    </style:style>
    <style:style style:name="P16" style:family="paragraph" style:parent-style-name="Standard">
      <style:text-properties officeooo:rsid="00549e00" officeooo:paragraph-rsid="0019e5e9"/>
    </style:style>
    <style:style style:name="P17" style:family="paragraph" style:parent-style-name="Standard">
      <style:text-properties officeooo:rsid="00af3cd9" officeooo:paragraph-rsid="0019e5e9"/>
    </style:style>
    <style:style style:name="P18" style:family="paragraph" style:parent-style-name="Standard">
      <style:text-properties officeooo:rsid="0055baa3" officeooo:paragraph-rsid="0019e5e9"/>
    </style:style>
    <style:style style:name="P19" style:family="paragraph" style:parent-style-name="Standard">
      <style:text-properties officeooo:rsid="00560b8e" officeooo:paragraph-rsid="0019e5e9"/>
    </style:style>
    <style:style style:name="P20" style:family="paragraph" style:parent-style-name="Standard">
      <style:text-properties officeooo:rsid="006c4f6c" officeooo:paragraph-rsid="0019e5e9"/>
    </style:style>
    <style:style style:name="P21" style:family="paragraph" style:parent-style-name="Standard">
      <style:text-properties officeooo:rsid="006c9c65" officeooo:paragraph-rsid="0019e5e9"/>
    </style:style>
    <style:style style:name="T1" style:family="text">
      <style:text-properties officeooo:rsid="00aafd93"/>
    </style:style>
    <style:style style:name="T2" style:family="text">
      <style:text-properties officeooo:rsid="02cfb101"/>
    </style:style>
    <style:style style:name="T3" style:family="text">
      <style:text-properties officeooo:rsid="00da9962"/>
    </style:style>
    <style:style style:name="T4" style:family="text">
      <style:text-properties officeooo:rsid="004ae3b8"/>
    </style:style>
    <style:style style:name="T5" style:family="text">
      <style:text-properties officeooo:rsid="00ab7aeb"/>
    </style:style>
    <style:style style:name="T6" style:family="text">
      <style:text-properties officeooo:rsid="004cd45f"/>
    </style:style>
    <style:style style:name="T7" style:family="text">
      <style:text-properties officeooo:rsid="000b60fc"/>
    </style:style>
    <style:style style:name="T8" style:family="text">
      <style:text-properties officeooo:rsid="00ac7589"/>
    </style:style>
    <style:style style:name="T9" style:family="text">
      <style:text-properties officeooo:rsid="02d0b547"/>
    </style:style>
    <style:style style:name="T10" style:family="text">
      <style:text-properties officeooo:rsid="00acf0ca"/>
    </style:style>
    <style:style style:name="T11" style:family="text">
      <style:text-properties officeooo:rsid="0055baa3"/>
    </style:style>
    <style:style style:name="T12" style:family="text">
      <style:text-properties officeooo:rsid="00db3b56"/>
    </style:style>
    <style:style style:name="T13" style:family="text">
      <style:text-properties officeooo:rsid="00ae4856"/>
    </style:style>
    <style:style style:name="T14" style:family="text">
      <style:text-properties officeooo:rsid="0052b70b"/>
    </style:style>
    <style:style style:name="T15" style:family="text">
      <style:text-properties officeooo:rsid="00af3cd9"/>
    </style:style>
    <style:style style:name="T16" style:family="text">
      <style:text-properties officeooo:rsid="00560b8e"/>
    </style:style>
    <style:style style:name="T17" style:family="text">
      <style:text-properties officeooo:rsid="00b10c65"/>
    </style:style>
    <style:style style:name="T18" style:family="text">
      <style:text-properties officeooo:rsid="005720ff"/>
    </style:style>
    <style:style style:name="T19" style:family="text">
      <style:text-properties officeooo:rsid="006c9c65"/>
    </style:style>
    <style:style style:name="T20" style:family="text">
      <style:text-properties officeooo:rsid="00b24b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6"/>
      <text:p text:style-name="P6">Дрова в подвал попадали в начале осени. У фундамента в центре торцевой стены дома <text:span text:style-name="T1">имелся</text:span> <text:s/>приямок — зацементированная яма под крышкой из листовой жести.</text:p>
      <text:p text:style-name="P6">Чуть выше <text:span text:style-name="T1">её </text:span>дна проём 50см х 50см, как <text:span text:style-name="T2">будто лаз</text:span> сквозь фундамент, <text:span text:style-name="T2">он выходил в</text:span> подвальн<text:span text:style-name="T1">ый</text:span> коридор на высоте полутора метров от пола.</text:p>
      <text:p text:style-name="P6"><text:span text:style-name="T1">Рядом с</text:span> эт<text:span text:style-name="T1">и</text:span>м приямк<text:span text:style-name="T1">ом</text:span> <text:span text:style-name="T1">останавливался</text:span> самосвал и ссып<text:span text:style-name="T1">á</text:span>л холмик грубо нарубленных дров, которые <text:span text:style-name="T1">надо посбрасывать в</text:span> приямок, <text:span text:style-name="T1">оттуда</text:span> в подвал <text:span text:style-name="T3">и дальше уже</text:span> <text:span text:style-name="T2">отнести в</text:span> отсек <text:span text:style-name="T4">—</text:span> <text:span text:style-name="T1">кому они привезены</text:span>.</text:p>
      <text:p text:style-name="P6"><text:span text:style-name="T1">И вот</text:span> папа поручил мне, как уже большому, перебрасывать дровины в приямок, <text:span text:style-name="T1">чтобы </text:span>он <text:span text:style-name="T1">из</text:span> подвал<text:span text:style-name="T1">а</text:span> продёргивал их внутрь через проём.</text:p>
      <text:p text:style-name="P6">Мне его не видно было, но из подвала слышался его голос, <text:span text:style-name="T5">когда он </text:span>крича<text:span text:style-name="T5">л</text:span> мне повременить, <text:span text:style-name="T5">если</text:span> груда поленьев в приямке грозила затором проёма, <text:span text:style-name="T5">а потом</text:span> доносился глухой утробный стук — <text:span text:style-name="T5">это</text:span> <text:span text:style-name="T6">далеко внизу </text:span>дрова валились на бетонный пол.</text:p>
      <text:p text:style-name="P6">Всё шло хорошо, покуда Наташка не сказала дома Саньке, что нам привез<text:span text:style-name="T2">ли</text:span> дрова <text:span text:style-name="T5">и что</text:span> я помогаю папе спускать их в подвал.</text:p>
      <text:p text:style-name="P7">Он прибежал к дровяному холмику и тоже стал перебрасывать дрова в приямок; упрямо и молча посапывая в ответ на мои бурные объяснения, что он нарушает возрастной ценз на участие в подобных работах, и что сброшенные им добавочные поленья непременно создадут затор в проёме.</text:p>
      <text:p text:style-name="P7"/>
      <text:p text:style-name="P8"><text:span text:style-name="T7">(..р</text:span>иторика бесполезна с теми, кому хоть кол на голове теши!..<text:span text:style-name="T7">)</text:span></text:p>
      <text:p text:style-name="P8"/>
      <text:p text:style-name="P7"><text:span text:style-name="T5">Но</text:span> я не только ораторствовал, <text:span text:style-name="T5">а</text:span> тоже швырял дрова, <text:span text:style-name="T3">ч</text:span>тобы потом, <text:span text:style-name="T3">за обедом на</text:span> кух<text:span text:style-name="T3">не</text:span>, <text:span text:style-name="T5">Санька</text:span> не <text:span text:style-name="T5">слишком бы</text:span> хвастался, будто сделал больше меня...</text:p>
      <text:p text:style-name="P7">И вдруг он отшатнулся от приямка, схватившись рукою за лицо, а из-под пальцев показалась кровь.</text:p>
      <text:p text:style-name="P7">Наташа бросилась домой звать маму и та прибежала с влажной тряпкой — обтереть кровь у стоя<text:span text:style-name="T3">щ</text:span>его с запрокинутым лицом Сашки.</text:p>
      <text:p text:style-name="P7">Папа <text:span text:style-name="T3">тоже </text:span>прибежал из подвала и никто не слушал моих объяснений, что это случилось нечаянно, а не нарочно, когда брошенная мною <text:s/>дровина зацепила нос брата и оцарапала кожу.</text:p>
      <text:p text:style-name="P7">Мама накричала на папу, что допустил такое, папа тоже рассердился и сказал всем уходить домой, и доканчивал работу сам.</text:p>
      <text:p text:style-name="P7">Царапина зажила даже и без пластыря, который упрямый Сашка отлепил с носа ещё до ужина...</text:p>
      <text:p text:style-name="P3"/>
      <text:p text:style-name="P8"><text:span text:style-name="T7">(...в</text:span>ряд ли брат мой помнит про этот случай, а я до сих пор чувствую себя виноватым: мало ли, что не нарочно — меньше б орал, а смотрел бы лучше куда швыряю...<text:span text:style-name="T7">)</text:span></text:p>
      <text:p text:style-name="P8"/>
      <text:p text:style-name="P7">В школе я постоянно записывался в какой-нибудь круж<text:span text:style-name="T5">ок</text:span>, <text:span text:style-name="T5">стоило лишь его </text:span>руководител<text:span text:style-name="T5">ю</text:span> <text:span text:style-name="T5">зайти</text:span> к нам в класс <text:span text:style-name="T5">для </text:span>вербов<text:span text:style-name="T5">ки</text:span> желающих.</text:p>
      <text:p text:style-name="P13">Занятия в кружках проводились после обеда. <text:span text:style-name="T5">Нужно</text:span> сходить домой, покушать и <text:span text:style-name="T5">снова </text:span>идти <text:span text:style-name="T5">в школу</text:span> на кружок, <text:span text:style-name="T5">участники </text:span>которого возвращались домой <text:span text:style-name="T5">уже среди</text:span> ночной тем<text:span text:style-name="T2">ноты</text:span>.</text:p>
      <text:p text:style-name="P13">Как-то вечером, после <text:span text:style-name="T5">занятий в очередном</text:span> кружк<text:span text:style-name="T5">е</text:span>, мы, кружковцы, заглянули в спортзал, где <text:span text:style-name="T5">на </text:span>сцен<text:span text:style-name="T5">е</text:span> задёрнут<text:span text:style-name="T5">ой</text:span> занавесом стояло пианино и <text:span text:style-name="T5">где </text:span>один мальчик показал мне однажды, что если ударять <text:span text:style-name="T5">по одним только </text:span>чёрным клавишам — получается китайская музыка.</text:p>
      <text:p text:style-name="P13">Но на этот раз я забыл про всякую музыку, потому что на сцене оказались несколько старшеклассников, а <text:span text:style-name="T8">с ними</text:span> — пара настоящих боксёрских перчаток!</text:p>
      <text:p text:style-name="P13">Мы осмелились попросить разрешени<text:span text:style-name="T3">я</text:span> потрогать и<text:span text:style-name="T3">х</text:span> <text:span text:style-name="T2">и </text:span>пример<text:span text:style-name="T3">и</text:span>ть.</text:p>
      <text:p text:style-name="P13">Они великодушно позволили, а потом <text:span text:style-name="T3">придумали</text:span> устроить поединок между мелкотой <text:soft-page-break/>«горки», то есть проживающих в каком-то из двух каменных кварталов, и «нижняков» — жителей деревянных домиков под спуском.</text:p>
      <text:p text:style-name="P13">Выбор пал на меня — мне так этого хотелось! — и плотного рыжеволосого Вовку из «нижняков».</text:p>
      <text:p text:style-name="P13">На сцене <text:span text:style-name="T3">не хватало освещения</text:span> для боя.</text:p>
      <text:p text:style-name="P13">Нас вы вели под лампочку в прихожей спортзала, где за стеклом <text:span text:style-name="T3">широкого </text:span>окна уже стояла чернильно зимняя тем<text:span text:style-name="T8">ень</text:span>, и сказали начинать.</text:p>
      <text:p text:style-name="P13">Сперва мы с ним похихикивали, бухая друг по другу громоздкими шарами перчаток, но потом остервенели и я страстно желал угодить ему в голову, но никак не мог дотянуться, а по его глазам видел, что <text:span text:style-name="T3">и </text:span>ему хочется сшибить меня.</text:p>
      <text:p text:style-name="P13">Вскоре у меня жутко заныло левое плечо, которое я подставлял под его удары и совершенно ослабела правая рука, которой я долбил в плечо подставленное им.</text:p>
      <text:p text:style-name="P13">Наверно, ему приходилось не лучше.</text:p>
      <text:p text:style-name="P13">Наше хихиканье перешло в покряхтыванье и пыхтенье.</text:p>
      <text:p text:style-name="P13">Было плохо и больно до слёз, потому что его удары, казалось, проникают до самой кости предплечья, но я бы скорей умер, чем сдался.</text:p>
      <text:p text:style-name="P14">Наконец, старшеклассникам надоело такое однообразие, нам сказали «хватит» и забрали перчатки.</text:p>
      <text:p text:style-name="P14">Наутро на моём левом плече проступил огромный багрово-чёрный отёк. К нему несколько дней больно было прикасаться и даже от дружеского похлопывания я скрючивался и болезненно сычал...</text:p>
      <text:p text:style-name="P14"/>
      <text:p text:style-name="P15"><text:span text:style-name="T9">Если</text:span> выпадал пушистый снег, но не слишком много, мы <text:span text:style-name="T10">всей семьёй выходили во двор — чистить </text:span>ковёр и дорожку. </text:p>
      <text:p text:style-name="P15">Мы <text:span text:style-name="T10">их у</text:span>кла<text:span text:style-name="T10">дыва</text:span>ли <text:s/>лицом на снег и топтались по <text:span text:style-name="T3">жёсткой </text:span>изнанке. <text:span text:style-name="T10">Затем</text:span> ковёр переворачивали, наметали на него веником чистого снега <text:span text:style-name="T9">и выметали его обратно, а ковёр</text:span> складывали.</text:p>
      <text:p text:style-name="P15">Длинную зелёную дорожку после топтания не переворачивали, а становились на неё вчетвером — мама и мы трое, а папа тащил дорожку по сугробам <text:span text:style-name="T10">и всех нас на ней</text:span>, <text:span text:style-name="T3">оставляя позади <text:s/>вмятую борозду снега с пылью; </text:span>вот такой он <text:span text:style-name="T11">у нас </text:span>сильный.</text:p>
      <text:p text:style-name="P15"/>
      <text:p text:style-name="P15">А когда пошёл мокрый снег, <text:span text:style-name="T10">то </text:span>мальчики нашего двора начали катать из него комья и делать крепость.</text:p>
      <text:p text:style-name="P15">Лепишь из снега <text:span text:style-name="T10">комок</text:span> — размером в полмяча; кладёшь его на <text:span text:style-name="T10">сугробы</text:span> и кат<text:span text:style-name="T10">ае</text:span>шь <text:span text:style-name="T10">туда-сюда</text:span>, а он <text:span text:style-name="T10">тут же</text:span> обрастает слоями мокрого снега, <text:span text:style-name="T10">превращается в снежный шар, растёт <text:s/>выше колен,</text:span> плотнеет, тяжелеет и <text:span text:style-name="T10">приходиться</text:span> <text:span text:style-name="T10">со</text:span>з<text:span text:style-name="T10">ы</text:span>вать <text:span text:style-name="T12">на</text:span> помощь и катить его вдвоём-втроём туда, где <text:span text:style-name="T10">вырастает</text:span> снежная крепость.</text:p>
      <text:p text:style-name="P16">Мальчики постарше взгромаждают шары <text:span text:style-name="T10">плотного снега</text:span> на круговую стену, <text:span text:style-name="T12">которая</text:span> уже выше твоего роста. </text:p>
      <text:p text:style-name="P16"><text:span text:style-name="T13">М</text:span>ы делимся на команды <text:span text:style-name="T14">—</text:span> <text:span text:style-name="T13">защитники</text:span> крепост<text:span text:style-name="T13">и</text:span> и те, кто <text:span text:style-name="T13">пойдёт на</text:span> штур<text:span text:style-name="T13">м</text:span>.</text:p>
      <text:p text:style-name="P16"><text:span text:style-name="T13">За</text:span>готовлены боеприпасы снежков и — начал<text:span text:style-name="T13">ась атака</text:span>.</text:p>
      <text:p text:style-name="P16">Крик, гвалт, <text:span text:style-name="T13">снежки со всех сторон и во все стороны</text:span>.</text:p>
      <text:p text:style-name="P16">Я выс<text:span text:style-name="T12">овываюсь</text:span> над стеной <text:span text:style-name="T13">крепости</text:span>, чтоб <text:span text:style-name="T13">тоже</text:span> хоть в кого-нибудь <text:span text:style-name="T9">залепить</text:span>, но в глазах вдруг <text:span text:style-name="T13">сверкает</text:span> жёлтая молния, как от лопнувшей электролампы. <text:span text:style-name="T13">С</text:span>пиной по стене <text:span text:style-name="T13">я</text:span> сползаю <text:span text:style-name="T13">обратно</text:span>, руки заж<text:span text:style-name="T13">али</text:span> глаз, куда <text:span text:style-name="T9">врезал</text:span> снежок.</text:p>
      <text:p text:style-name="P4"/>
      <text:p text:style-name="P9">(...«<text:span text:style-name="T7">а</text:span>х, да — я был убит...», <text:span text:style-name="T7">так м</text:span>ного лет спустя скажет об этом поэт Гумилёв...)</text:p>
      <text:p text:style-name="P4"/>
      <text:p text:style-name="P16"><text:span text:style-name="T13">А</text:span> бой не <text:span text:style-name="T13">с</text:span>тихает <text:span text:style-name="T13">и никому нет до тебя никакого дела</text:span>. <text:span text:style-name="T13">Все слиты в общем крике: а</text:span>-а-а-а-а-а-а!!</text:p>
      <text:p text:style-name="P16"><text:span text:style-name="T15">Б</text:span>ой <text:span text:style-name="T15">кончен</text:span>, <text:s/>крепост<text:span text:style-name="T15">ь</text:span> не <text:span text:style-name="T15">сдалась</text:span>, <text:span text:style-name="T15">а превратилась в</text:span> метров<text:span text:style-name="T15">ую</text:span> горк<text:span text:style-name="T15">у</text:span> утоптанного до ледяной плотности снега, <text:span text:style-name="T15">но крик не смолкает, </text:span>мы всё также <text:span text:style-name="T15">орём и</text:span> скатываем<text:span text:style-name="T11">с</text:span>я по ней на животах.</text:p>
      <text:p text:style-name="P16"><text:soft-page-break/>В голове пуст<text:span text:style-name="T15">ая глухота</text:span> от своего и <text:span text:style-name="T15">всехнего ошалелого</text:span> вопля. </text:p>
      <text:p text:style-name="P16">А-а-а-а-а-а-а!!</text:p>
      <text:p text:style-name="P16">Глаз <text:span text:style-name="T15">мой</text:span> уже <text:span text:style-name="T15">смотрит</text:span>. Я сошлёпываю снежок и влепляю им в голову мальчика старше себя.</text:p>
      <text:p text:style-name="P16"><text:span text:style-name="T15">Какая</text:span> ошибка! </text:p>
      <text:p text:style-name="P17">Во-первых, бой закончен и на нём уже даже коньки, а во-вторых — он старше, и значит сильнее. </text:p>
      <text:p text:style-name="P18">Что сделало меня столь опрометчивым? </text:p>
      <text:p text:style-name="P18"><text:span text:style-name="T15">Борьба за</text:span> справедливост<text:span text:style-name="T15">ь, чтоб всё было правильно</text:span>.</text:p>
      <text:p text:style-name="P18">В начале строительства крепости совсем старшие мальчики — семи-восьмиклассники, <text:span text:style-name="T15">всем объявили</text:span>: кто не строи<text:span text:style-name="T15">т</text:span>, <text:span text:style-name="T15">играть не будет</text:span>.</text:p>
      <text:p text:style-name="P18">И я точно знал — <text:span text:style-name="T15">этот</text:span> мальчика в коньках <text:span text:style-name="T15">не строил</text:span>.</text:p>
      <text:p text:style-name="P18">Но <text:span text:style-name="T15">кто</text:span> сейчас <text:span text:style-name="T15">за этим смотрит</text:span>? <text:span text:style-name="T16">Многие из мальчиков-основоположников уже ушли. Другие давно забыли уговор. </text:span></text:p>
      <text:p text:style-name="P19"><text:span text:style-name="T15">Но</text:span> объясн<text:span text:style-name="T15">ять причины</text:span> своей дерзости <text:span text:style-name="T15">времени нет и некого позвать на помощь </text:span>— надо <text:span text:style-name="T15">спасаться</text:span>.</text:p>
      <text:p text:style-name="P19">И я <text:span text:style-name="T17">бросаюсь наутёк — вдруг не догонит? — </text:span>к своему подъезду.</text:p>
      <text:p text:style-name="P19">Бегу, выдохшийся от многочасовой игры. Но бегу.</text:p>
      <text:p text:style-name="P19"><text:span text:style-name="T17">Дверь</text:span> совсем <text:span text:style-name="T17">уже </text:span>рядом.</text:p>
      <text:p text:style-name="P19">- А вдруг догонит?- <text:span text:style-name="T17">мелькает в голове и</text:span> я и получаю коньком под зад за эт<text:span text:style-name="T17">от ненужный страх.</text:span></text:p>
      <text:p text:style-name="P19"><text:span text:style-name="T17">Хлопнув дверью, я</text:span> влетаю в подъезд, <text:span text:style-name="T17">где</text:span> он <text:span text:style-name="T9">уже </text:span>не преследует — чужой дом...</text:p>
      <text:p text:style-name="P10"/>
      <text:p text:style-name="P11"><text:span text:style-name="T7">(...ч</text:span>тоб всё <text:span text:style-name="T18">получалось</text:span> как надо — не<text:span text:style-name="T17">льзя</text:span> сомнева<text:span text:style-name="T7">ть</text:span>ся в себе...<text:span text:style-name="T7">)</text:span></text:p>
      <text:p text:style-name="P11"/>
      <text:p text:style-name="P20">Весной мои родители <text:span text:style-name="T17">сделали </text:span>попыт<text:span text:style-name="T17">ку</text:span> заняться сельским хозяйством, <text:span text:style-name="T17">то есть</text:span> они решили посадить картошку. </text:p>
      <text:p text:style-name="P20"><text:span text:style-name="T17">К</text:span>огда с лопатой и картошкой в сумке они <text:span text:style-name="T19">после работы отправились</text:span> в лес, <text:span text:style-name="T17">я</text:span> упросил, чтоб и меня <text:span text:style-name="T17">тоже </text:span>взяли. </text:p>
      <text:p text:style-name="P20"><text:span text:style-name="T17">Мы вышли</text:span> <text:span text:style-name="T17">на </text:span>длинн<text:span text:style-name="T17">ую</text:span> просек<text:span text:style-name="T17">у</text:span> <text:span text:style-name="T17">с</text:span> полос<text:span text:style-name="T17">ой</text:span> земли <text:span text:style-name="T17">вдоль неё</text:span> — бывшая граница Зоны, до <text:span text:style-name="T17">того, как </text:span>её расшир<text:span text:style-name="T17">или</text:span>. </text:p>
      <text:p text:style-name="P20">Папа <text:span text:style-name="T17">делал</text:span> ямки лопатой в грядке, <text:span text:style-name="T17">которую</text:span> вскопа<text:span text:style-name="T17">л днём раньше,</text:span> и мама опускала туда картофелины. </text:p>
      <text:p text:style-name="P20"><text:span text:style-name="T17">Лица </text:span>родителей были печальны<text:span text:style-name="T17">ми</text:span> и папа с сомнением качал головой. </text:p>
      <text:p text:style-name="P20"><text:span text:style-name="T17">Э</text:span>то не земля, а <text:span text:style-name="T17">просто</text:span> суглинок. <text:span text:style-name="T19">Ничего тут не вырастет. </text:span></text:p>
      <text:p text:style-name="P21"><text:span text:style-name="T17">Тихо сгустились</text:span> весенние сумерки и мы ушли домой. </text:p>
      <text:p text:style-name="P5"/>
      <text:p text:style-name="P12"><text:span text:style-name="T7">(...з</text:span>абегая вперёд, скажу, что ничего на той грядке <text:span text:style-name="T17">так и </text:span>не уродилось.</text:p>
      <text:p text:style-name="P12">Из-за суглинка, или сомнения в своём деле?</text:p>
      <text:p text:style-name="P12">Но самое непонятное — зачем они вообще это начали?</text:p>
      <text:p text:style-name="P12"><text:span text:style-name="T20">Для </text:span>экономи<text:span text:style-name="T20">и</text:span> расход<text:span text:style-name="T20">ов</text:span> на картофель? Так, вроде, <text:span text:style-name="T20">не бедно жили</text:span>.</text:p>
      <text:p text:style-name="P12">В их комнате появился раздвижной диван, два кресла с лакированными подлокотниками и журнальный столик <text:span text:style-name="T20">на</text:span> тр<text:span text:style-name="T20">ёх</text:span> нога<text:span text:style-name="T20">х</text:span> — всё вместе называется мебельный гарнитур. </text:p>
      <text:p text:style-name="P12"><text:span text:style-name="T20">Наверное</text:span>, захотели отдохнуть от мебели, вот и нашли <text:span text:style-name="T20">себе </text:span>отговорку <text:span text:style-name="T20">для выхода</text:span> в лес...<text:span text:style-name="T7">)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26:29.778699169</meta:creation-date>
    <dc:date>2017-02-28T13:26:38.455024717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75" meta:word-count="1301" meta:character-count="8170" meta:non-whitespace-character-count="6894"/>
    <meta:generator>LibreOffice/4.3.3.2$Linux_x86 LibreOffice_project/430m0$Build-2</meta:generator>
  </office:meta>
</office:document-meta>
</file>